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345921475059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4.07682444043709cm 7.593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24) rotate (-2.84453761490036) translate (6.8228301039246cm 7.6069680819276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39cm" svg:height="0.895cm" draw:transform="skewX (-0.000698131700797732) rotate (-1.62472700068152) translate (6.96733141520421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0.903cm" svg:height="0.66cm" draw:transform="skewX (0.00122173047639606) rotate (-2.15652882376419) translate (4.05470697154201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6.88445731859441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6.83945731859441cm 7.23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22:50.972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